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5cm" svg:height="15cm" svg:x="2.5cm" svg:y="2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6cm" svg:height="1.5cm" svg:x="20cm" svg:y="5cm">
            <text:p text:style-name="P1">PostgreSQL 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6cm" svg:height="1.5cm" svg:x="20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20cm" svg:y1="5.566cm" svg:x2="20cm" svg:y2="12.566cm">
            <text:p/>
          </draw:line>
          <draw:line draw:style-name="gr3" draw:text-style-name="P1" draw:layer="layout" svg:x1="26cm" svg:y1="5.735cm" svg:x2="26cm" svg:y2="12.735cm">
            <text:p/>
          </draw:line>
          <draw:custom-shape draw:style-name="gr4" draw:text-style-name="P2" draw:layer="layout" svg:width="7cm" svg:height="3cm" svg:x="3.5cm" svg:y="7.5cm">
            <text:p text:style-name="P1"><text:span text:style-name="T1">OpenERP</text:span></text:p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0.5cm" svg:y1="8.5cm" svg:x2="19.5cm" svg:y2="8.5cm">
            <text:p/>
          </draw:line>
          <draw:line draw:style-name="gr5" draw:text-style-name="P1" draw:layer="layout" svg:x1="20cm" svg:y1="9.5cm" svg:x2="11cm" svg:y2="9.5cm">
            <text:p/>
          </draw:line>
          <draw:custom-shape draw:style-name="gr6" draw:text-style-name="P3" draw:layer="layout" svg:width="3cm" svg:height="2.5cm" svg:x="20.5cm" svg:y="8cm">
            <text:p text:style-name="P1"><text:span text:style-name="T2">opener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7cm" svg:height="0.5cm" svg:x="11.5cm" svg:y="7.5cm">
            <text:p text:style-name="P1">Command to create database</text:p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7cm" svg:height="0.5cm" svg:x="4.5cm" svg:y="3cm">
            <text:p text:style-name="P1">Your system user : <text:span text:style-name="T2">openerp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ch </meta:initial-creator>
    <meta:creation-date>2011-02-02T15:30:57</meta:creation-date>
    <dc:date>2011-02-02T15:42:32</dc:date>
    <dc:creator>rch </dc:creator>
    <meta:editing-duration>PT00H10M56S</meta:editing-duration>
    <meta:editing-cycles>3</meta:editing-cycles>
    <meta:generator>OpenOffice.org/3.2$Linux OpenOffice.org_project/320m12$Build-9483</meta:generator>
    <meta:document-statistic meta:object-count="12"/>
  </office:meta>
</office:document-meta>
</file>